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1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ASUNTO</text:p>
          </table:table-cell>
          <table:table-cell office:value-type="string" calcext:value-type="string">
            <text:p>Nuevo asunto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de Datos (activos)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MAN Cereté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de Datos (activos)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MAN Momil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MAN Planeta Ric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MAN Loric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MAN Purísim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MAN Montería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de Datos (activos)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MAN Sincé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MAN Galeras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MAN Sampués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MAN Corozal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de Datos (pasivos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MAN Sincelejo</text:p>
          </table:table-cell>
          <table:table-cell office:value-type="string" calcext:value-type="string">
            <text:p>Infraestructura nodo</text:p>
          </table:table-cell>
          <table:table-cell office:value-type="string" calcext:value-type="string">
            <text:p>4. Instalación Estación Base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ABECERA S2-09-01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ABECERA S2-09-0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Solicitud permisos uso postería Ufinet</text:p>
          </table:table-cell>
          <table:table-cell office:value-type="string" calcext:value-type="string">
            <text:p>Solicitar Permisos Electrocaribe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ABECERA S4-LV-12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quipos activos</text:p>
          </table:table-cell>
          <table:table-cell office:value-type="string" calcext:value-type="string">
            <text:p>Adquirir Equipos para Red de Datos (activos)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Equipos pasivos</text:p>
          </table:table-cell>
          <table:table-cell office:value-type="string" calcext:value-type="string">
            <text:p>Adquirir Materiales y Equipos para Red de Datos (pasivos)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Suministro aire acondicionado</text:p>
          </table:table-cell>
          <table:table-cell office:value-type="string" calcext:value-type="string">
            <text:p>Adquirir Materiales y Equipos para sistema de Aire Acondicionad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zteca</text:p>
          </table:table-cell>
          <table:table-cell office:value-type="string" calcext:value-type="string">
            <text:p>6. Puesta en servicio - Azteca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Configuración y entrega contratista</text:p>
          </table:table-cell>
          <table:table-cell office:value-type="string" calcext:value-type="string">
            <text:p>Instalación de última milla - Carrier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Infraestructura nodos</text:p>
          </table:table-cell>
          <table:table-cell office:value-type="string" calcext:value-type="string">
            <text:p>4. Instalación Cabecer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decuación red eléctrica</text:p>
          </table:table-cell>
          <table:table-cell office:value-type="string" calcext:value-type="string">
            <text:p>Instalar Red de Datos (activos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Adecuación aire acondicionado</text:p>
          </table:table-cell>
          <table:table-cell office:value-type="string" calcext:value-type="string">
            <text:p>Instalar Red de Datos (pasivos)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Distribución e instalación rack equipos</text:p>
          </table:table-cell>
          <table:table-cell office:value-type="string" calcext:value-type="string">
            <text:p>Instalar Red Eléctrica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BECERA C2-AA-03</text:p>
          </table:table-cell>
          <table:table-cell office:value-type="string" calcext:value-type="string">
            <text:p>Instalación red de datos</text:p>
          </table:table-cell>
          <table:table-cell office:value-type="string" calcext:value-type="string">
            <text:p>Instalar Aire Acondicionado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tos de Acacías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l Recuerdo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Villa Meliss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inzenu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rimero Planet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ransporte equipos activos</text:p>
          </table:table-cell>
          <table:table-cell office:value-type="string" calcext:value-type="string">
            <text:p>Entregar equipos para Red Troncal FO (Activos)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ortal de Adrian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ltos de la Saban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ierra Grat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Villa Orieta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illa Karen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iudadela Jerusalem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a Victoria Sampues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Logística y gestión de permisos</text:p>
          </table:table-cell>
          <table:table-cell office:value-type="string" calcext:value-type="string">
            <text:p>1. Gestión de permisos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dquisiciones</text:p>
          </table:table-cell>
          <table:table-cell office:value-type="string" calcext:value-type="string">
            <text:p>2. Adquisiciones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listamiento y transporte de materiales y equipos</text:p>
          </table:table-cell>
          <table:table-cell office:value-type="string" calcext:value-type="string">
            <text:p>3. Logística (entrega a subcontratista)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ransporte de equipos pasivos</text:p>
          </table:table-cell>
          <table:table-cell office:value-type="string" calcext:value-type="string">
            <text:p>Entregar materiales y equipos para Red Troncal FO (Pasivos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y puesta en funcionamiento fibra óptica</text:p>
          </table:table-cell>
          <table:table-cell office:value-type="string" calcext:value-type="string">
            <text:p>4. Instalación de Red Troncal FO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cable fibra óptica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seguramiento de reservas</text:p>
          </table:table-cell>
          <table:table-cell office:value-type="string" calcext:value-type="string">
            <text:p>Pruebas de Aceptación (atenuación, limpieza de conectores, etc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y puesta en funcionamiento red coaxial</text:p>
          </table:table-cell>
          <table:table-cell office:value-type="string" calcext:value-type="string">
            <text:p>5. Instalación de Red Subtroncal HFC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Vestida de postes</text:p>
          </table:table-cell>
          <table:table-cell office:value-type="string" calcext:value-type="string">
            <text:p>Vestida de postes, tendido de FO, Marquillado, reservas, cajas de distribución y fusiones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Tendido cable coaxial troncal</text:p>
          </table:table-cell>
          <table:table-cell office:value-type="string" calcext:value-type="string">
            <text:p>Digitalización y validación de informaicón de la Red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Conectorización multitap</text:p>
          </table:table-cell>
          <table:table-cell office:value-type="string" calcext:value-type="string">
            <text:p>Pruebas de Aceptación (ruido, atenuación)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ios y Pueblo</text:p>
          </table:table-cell>
          <table:table-cell office:value-type="string" calcext:value-type="string">
            <text:p>Avance y estado instalación nodo EOC</text:p>
          </table:table-cell>
          <table:table-cell office:value-type="string" calcext:value-type="string">
            <text:p>6. Instalación de Nodos E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 number:style="long"/>
      <number:text>.</number:text>
      <number:month number:style="long"/>
      <number:text>.</number:text>
      <number:year number:style="long"/>
    </number:date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">
      <number:currency-symbol> $</number:currency-symbol>
      <number:number number:decimal-places="0" loext:min-decimal-places="0" number:min-integer-digits="1" number:grouping="true"/>
    </number:currency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/>
      <number:text>-</number:text>
      <number:month number:textual="true"/>
      <number:text>-</number:text>
      <number:year number:style="long"/>
    </number:date-style>
    <number:date-style style:name="N121">
      <number:day/>
      <number:text>-</number:text>
      <number:month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23">
      <number:day number:style="long"/>
      <number:text>-</number:text>
      <number:month number:style="long"/>
      <number:text>-</number:text>
      <number:year/>
    </number:date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-</number:text>
      <number:month/>
      <number:text>-</number:text>
      <number:year/>
    </number:date-style>
    <number:date-style style:name="N126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6-10-22T15:12:24.370454903</meta:creation-date>
    <dc:date>2016-10-22T15:12:49.740322669</dc:date>
    <dc:creator>Diana Leonor</dc:creator>
    <meta:editing-duration>PT25S</meta:editing-duration>
    <meta:editing-cycles>1</meta:editing-cycles>
    <meta:document-statistic meta:table-count="1" meta:cell-count="1364" meta:object-count="0"/>
    <meta:generator>LibreOffice/5.0.6.2$Linux_X86_64 LibreOffice_project/00$Build-2</meta:generator>
  </office:meta>
</office:document-meta>
</file>